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Helvetica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Helvetica"/>
    </style:style>
    <style:style style:name="P7" style:family="paragraph" style:parent-style-name="Standard">
      <style:paragraph-properties fo:text-align="start" style:justify-single-word="false"/>
      <style:text-properties style:font-name="Helvetica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Helvetica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eezyDo.</text:p>
      <text:p text:style-name="P5"/>
      <text:p text:style-name="P7">A simple to-do management application to help discipline lackeys get things done without trying as hard.</text:p>
      <text:p text:style-name="P6"/>
      <text:p text:style-name="P8"><text:span text:style-name="T1">Core Product: </text:span><text:s/>Simple to-do management</text:p>
      <text:p text:style-name="P8"/>
      <text:p text:style-name="P8"><text:span text:style-name="T1">V1 Release Time Needed:</text:span> <text:s/>6 hours</text:p>
      <text:p text:style-name="P8"/>
      <text:p text:style-name="P9">Functionality Desired: </text:p>
      <text:p text:style-name="P9"/>
      <text:list xml:id="list1185662691" text:style-name="L1">
        <text:list-item>
          <text:p text:style-name="P2"><text:span text:style-name="T2">Create dated to-dos</text:span></text:p>
        </text:list-item>
        <text:list-item>
          <text:p text:style-name="P2"><text:span text:style-name="T2">To-dos are created with requirements of list (category – meaning list must be created before todo), urgency, and time required.</text:span></text:p>
        </text:list-item>
      </text:list>
      <text:p text:style-name="P8"/>
      <text:p text:style-name="P9">Design Requirements:</text:p>
      <text:p text:style-name="P8"/>
      <text:list xml:id="list982677508" text:style-name="L3">
        <text:list-item>
          <text:p text:style-name="P4"><text:span text:style-name="T3">Extremely simple. <text:s/>No photoshop time needed.</text:span></text:p>
        </text:list-item>
      </text:list>
      <text:p text:style-name="P1"><text:span text:style-name="T3"/></text:p>
      <text:p text:style-name="P9">UI Pages Needed:</text:p>
      <text:p text:style-name="P8"/>
      <text:list xml:id="list1043227705" text:style-name="L2">
        <text:list-item>
          <text:p text:style-name="P3"><text:span text:style-name="T3">To-do list page, lists all todos (Table view)</text:span></text:p>
        </text:list-item>
        <text:list-item>
          <text:p text:style-name="P3"><text:span text:style-name="T3">Add to-do</text:span></text:p>
        </text:list-item>
        <text:list-item>
          <text:p text:style-name="P3"><text:span text:style-name="T3">Edit to-d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lvin Froedge</meta:initial-creator>
    <meta:creation-date>2011-03-24T02:21:48</meta:creation-date>
    <dc:date>2011-03-24T12:52:58</dc:date>
    <dc:creator>Calvin Froedge</dc:creator>
    <meta:editing-duration>PT10H31M18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13" meta:word-count="82" meta:character-count="502"/>
  </office:meta>
</office:document-meta>
</file>